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4.549cm"/>
    </style:style>
    <style:style style:name="co7" style:family="table-column">
      <style:table-column-properties fo:break-before="auto" style:column-width="1.93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euil2">
      <style:table-properties table:display="true" style:writing-mode="lr-tb"/>
    </style:style>
    <style:style style:name="ta4" style:family="table" style:master-page-name="PageStyle_5f_Feuil3">
      <style:table-properties table:display="true" style:writing-mode="lr-tb"/>
    </style:style>
    <style:style style:name="ta5" style:family="table" style:master-page-name="PageStyle_5f_Feuil4">
      <style:table-properties table:display="true" style:writing-mode="lr-tb"/>
    </style:style>
    <style:style style:name="ta6" style:family="table" style:master-page-name="PageStyle_5f_Feuil5">
      <style:table-properties table:display="true" style:writing-mode="lr-tb"/>
    </style:style>
    <style:style style:name="ta7" style:family="table" style:master-page-name="PageStyle_5f_Feuil6">
      <style:table-properties table:display="true" style:writing-mode="lr-tb"/>
    </style:style>
    <style:style style:name="ta8" style:family="table" style:master-page-name="PageStyle_5f_Feuil7">
      <style:table-properties table:display="true" style:writing-mode="lr-tb"/>
    </style:style>
    <style:style style:name="ta9" style:family="table" style:master-page-name="PageStyle_5f_Feuil8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f559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55a11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55a1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accent2" loext:color-type="theme">
          <loext:transformation loext:type="lummod" loext:value="7500"/>
        </loext:char-complex-color>
      </style:text-properties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Comma" style:data-style-name="N13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16377"/>
        <table:table-row table:style-name="ro1" table:number-rows-repeated="2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Simulation</text:p>
          </table:table-cell>
          <table:table-cell table:number-columns-repeated="3"/>
          <table:table-cell table:formula="of:=AVERAGE([.G10:.G59])" office:value-type="float" office:value="0.137671440825216" calcext:value-type="float">
            <text:p>0,137671440825216</text:p>
          </table:table-cell>
          <table:table-cell table:style-name="Default" table:number-columns-repeated="16377"/>
        </table:table-row>
        <table:table-row table:style-name="ro1">
          <table:table-cell table:number-columns-repeated="6"/>
          <table:table-cell table:formula="of:=STDEVP([.G10:.G59])" office:value-type="float" office:value="1.74396645429742" calcext:value-type="float">
            <text:p>1,74396645429742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phi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mu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style-name="Default">
            <draw:frame table:end-cell-address="Sheet1.V28" table:end-x="1.693cm" table:end-y="0.448cm" draw:z-index="0" draw:name="Graphique 2" draw:style-name="gr1" draw:text-style-name="P1" svg:width="24.411cm" svg:height="11.892cm" svg:x="0.556cm" svg:y="0.198cm">
              <draw:object draw:notify-on-update-of-ranges="Sheet1.D9:Sheet1.D9 Sheet1.D10:Sheet1.D59 Sheet1.C10:Sheet1.C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sigm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R(1)</text:p>
          </table:table-cell>
          <table:table-cell table:number-columns-repeated="2"/>
          <table:table-cell table:style-name="ce3" office:value-type="string" calcext:value-type="string">
            <text:p>epsilon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-0.239474502450321" calcext:value-type="float">
            <text:p>-0,239474502450321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formula="of:=[.D$6] + [.D$5]*([.D10]-[.D$6]) + [.G11]" office:value-type="float" office:value="9.17260993242962" calcext:value-type="float">
            <text:p>9,17260993242962</text:p>
          </table:table-cell>
          <table:table-cell table:number-columns-repeated="2"/>
          <table:table-cell office:value-type="float" office:value="-0.827390067570377" calcext:value-type="float">
            <text:p>-0,827390067570377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formula="of:=[.D$6] + [.D$5]*([.D11]-[.D$6]) + [.G12]" office:value-type="float" office:value="10.563286448596" calcext:value-type="float">
            <text:p>10,563286448596</text:p>
          </table:table-cell>
          <table:table-cell table:number-columns-repeated="2"/>
          <table:table-cell office:value-type="float" office:value="0.976981482381234" calcext:value-type="float">
            <text:p>0,97698148238123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formula="of:=[.D$6] + [.D$5]*([.D12]-[.D$6]) + [.G13]" office:value-type="float" office:value="11.5204182091111" calcext:value-type="float">
            <text:p>11,5204182091111</text:p>
          </table:table-cell>
          <table:table-cell table:number-columns-repeated="2"/>
          <table:table-cell office:value-type="float" office:value="1.23877498481306" calcext:value-type="float">
            <text:p>1,23877498481306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formula="of:=[.D$6] + [.D$5]*([.D13]-[.D$6]) + [.G14]" office:value-type="float" office:value="10.6753464276699" calcext:value-type="float">
            <text:p>10,6753464276699</text:p>
          </table:table-cell>
          <table:table-cell table:number-columns-repeated="2"/>
          <table:table-cell office:value-type="float" office:value="-0.0848626768856775" calcext:value-type="float">
            <text:p>-0,0848626768856775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formula="of:=[.D$6] + [.D$5]*([.D14]-[.D$6]) + [.G15]" office:value-type="float" office:value="10.9747310514285" calcext:value-type="float">
            <text:p>10,9747310514285</text:p>
          </table:table-cell>
          <table:table-cell table:number-columns-repeated="2"/>
          <table:table-cell office:value-type="float" office:value="0.637057837593602" calcext:value-type="float">
            <text:p>0,637057837593602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formula="of:=[.D$6] + [.D$5]*([.D15]-[.D$6]) + [.G16]" office:value-type="float" office:value="9.79452155685067" calcext:value-type="float">
            <text:p>9,79452155685067</text:p>
          </table:table-cell>
          <table:table-cell table:number-columns-repeated="2"/>
          <table:table-cell office:value-type="float" office:value="-0.692843968863599" calcext:value-type="float">
            <text:p>-0,692843968863599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formula="of:=[.D$6] + [.D$5]*([.D16]-[.D$6]) + [.G17]" office:value-type="float" office:value="7.36593693455689" calcext:value-type="float">
            <text:p>7,36593693455689</text:p>
          </table:table-cell>
          <table:table-cell table:number-columns-repeated="2"/>
          <table:table-cell office:value-type="float" office:value="-2.53132384386845" calcext:value-type="float">
            <text:p>-2,53132384386845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formula="of:=[.D$6] + [.D$5]*([.D17]-[.D$6]) + [.G18]" office:value-type="float" office:value="6.6860819000658" calcext:value-type="float">
            <text:p>6,6860819000658</text:p>
          </table:table-cell>
          <table:table-cell table:number-columns-repeated="2"/>
          <table:table-cell office:value-type="float" office:value="-1.99688656721264" calcext:value-type="float">
            <text:p>-1,9968865672126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formula="of:=[.D$6] + [.D$5]*([.D18]-[.D$6]) + [.G19]" office:value-type="float" office:value="6.99909881911708" calcext:value-type="float">
            <text:p>6,99909881911708</text:p>
          </table:table-cell>
          <table:table-cell table:number-columns-repeated="2"/>
          <table:table-cell office:value-type="float" office:value="-1.34394213091582" calcext:value-type="float">
            <text:p>-1,34394213091582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formula="of:=[.D$6] + [.D$5]*([.D19]-[.D$6]) + [.G20]" office:value-type="float" office:value="8.36442578171614" calcext:value-type="float">
            <text:p>8,36442578171614</text:p>
          </table:table-cell>
          <table:table-cell table:number-columns-repeated="2"/>
          <table:table-cell office:value-type="float" office:value="-0.135123627842404" calcext:value-type="float">
            <text:p>-0,13512362784240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formula="of:=[.D$6] + [.D$5]*([.D20]-[.D$6]) + [.G21]" office:value-type="float" office:value="13.1759496454953" calcext:value-type="float">
            <text:p>13,1759496454953</text:p>
          </table:table-cell>
          <table:table-cell table:number-columns-repeated="2"/>
          <table:table-cell office:value-type="float" office:value="3.99373675463721" calcext:value-type="float">
            <text:p>3,99373675463721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formula="of:=[.D$6] + [.D$5]*([.D21]-[.D$6]) + [.G22]" office:value-type="float" office:value="11.3962055911421" calcext:value-type="float">
            <text:p>11,3962055911421</text:p>
          </table:table-cell>
          <table:table-cell table:number-columns-repeated="2"/>
          <table:table-cell office:value-type="float" office:value="-0.191769231605576" calcext:value-type="float">
            <text:p>-0,191769231605576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formula="of:=[.D$6] + [.D$5]*([.D22]-[.D$6]) + [.G23]" office:value-type="float" office:value="15.3229924934506" calcext:value-type="float">
            <text:p>15,3229924934506</text:p>
          </table:table-cell>
          <table:table-cell table:number-columns-repeated="2"/>
          <table:table-cell office:value-type="float" office:value="4.62488969787955" calcext:value-type="float">
            <text:p>4,62488969787955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formula="of:=[.D$6] + [.D$5]*([.D23]-[.D$6]) + [.G24]" office:value-type="float" office:value="9.24168702869487" calcext:value-type="float">
            <text:p>9,24168702869487</text:p>
          </table:table-cell>
          <table:table-cell table:number-columns-repeated="2"/>
          <table:table-cell office:value-type="float" office:value="-3.41980921803042" calcext:value-type="float">
            <text:p>-3,41980921803042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formula="of:=[.D$6] + [.D$5]*([.D24]-[.D$6]) + [.G25]" office:value-type="float" office:value="10.7790577322142" calcext:value-type="float">
            <text:p>10,7790577322142</text:p>
          </table:table-cell>
          <table:table-cell table:number-columns-repeated="2"/>
          <table:table-cell office:value-type="float" office:value="1.15821421786677" calcext:value-type="float">
            <text:p>1,15821421786677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formula="of:=[.D$6] + [.D$5]*([.D25]-[.D$6]) + [.G26]" office:value-type="float" office:value="10.0537343272655" calcext:value-type="float">
            <text:p>10,0537343272655</text:p>
          </table:table-cell>
          <table:table-cell table:number-columns-repeated="2"/>
          <table:table-cell office:value-type="float" office:value="-0.335794538841583" calcext:value-type="float">
            <text:p>-0,335794538841583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formula="of:=[.D$6] + [.D$5]*([.D26]-[.D$6]) + [.G27]" office:value-type="float" office:value="11.8257430918489" calcext:value-type="float">
            <text:p>11,8257430918489</text:p>
          </table:table-cell>
          <table:table-cell table:number-columns-repeated="2"/>
          <table:table-cell office:value-type="float" office:value="1.79887592821615" calcext:value-type="float">
            <text:p>1,79887592821615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formula="of:=[.D$6] + [.D$5]*([.D27]-[.D$6]) + [.G28]" office:value-type="float" office:value="10.1571314709597" calcext:value-type="float">
            <text:p>10,1571314709597</text:p>
          </table:table-cell>
          <table:table-cell table:number-columns-repeated="2"/>
          <table:table-cell office:value-type="float" office:value="-0.755740074964706" calcext:value-type="float">
            <text:p>-0,755740074964706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formula="of:=[.D$6] + [.D$5]*([.D28]-[.D$6]) + [.G29]" office:value-type="float" office:value="9.56732057371928" calcext:value-type="float">
            <text:p>9,56732057371928</text:p>
          </table:table-cell>
          <table:table-cell table:number-columns-repeated="2"/>
          <table:table-cell office:value-type="float" office:value="-0.511245161760598" calcext:value-type="float">
            <text:p>-0,511245161760598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formula="of:=[.D$6] + [.D$5]*([.D29]-[.D$6]) + [.G30]" office:value-type="float" office:value="10.5914234587658" calcext:value-type="float">
            <text:p>10,5914234587658</text:p>
          </table:table-cell>
          <table:table-cell table:number-columns-repeated="2"/>
          <table:table-cell office:value-type="float" office:value="0.807763171906117" calcext:value-type="float">
            <text:p>0,807763171906117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formula="of:=[.D$6] + [.D$5]*([.D30]-[.D$6]) + [.G31]" office:value-type="float" office:value="7.58150669088193" calcext:value-type="float">
            <text:p>7,58150669088193</text:p>
          </table:table-cell>
          <table:table-cell table:number-columns-repeated="2"/>
          <table:table-cell office:value-type="float" office:value="-2.71420503850095" calcext:value-type="float">
            <text:p>-2,71420503850095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formula="of:=[.D$6] + [.D$5]*([.D31]-[.D$6]) + [.G32]" office:value-type="float" office:value="8.80352719852736" calcext:value-type="float">
            <text:p>8,80352719852736</text:p>
          </table:table-cell>
          <table:table-cell table:number-columns-repeated="2"/>
          <table:table-cell office:value-type="float" office:value="0.0127738530864008" calcext:value-type="float">
            <text:p>0,0127738530864008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formula="of:=[.D$6] + [.D$5]*([.D32]-[.D$6]) + [.G33]" office:value-type="float" office:value="10.3543387913228" calcext:value-type="float">
            <text:p>10,3543387913228</text:p>
          </table:table-cell>
          <table:table-cell table:number-columns-repeated="2"/>
          <table:table-cell office:value-type="float" office:value="0.952575192059157" calcext:value-type="float">
            <text:p>0,952575192059157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formula="of:=[.D$6] + [.D$5]*([.D33]-[.D$6]) + [.G34]" office:value-type="float" office:value="11.369385072954" calcext:value-type="float">
            <text:p>11,369385072954</text:p>
          </table:table-cell>
          <table:table-cell table:number-columns-repeated="2"/>
          <table:table-cell office:value-type="float" office:value="1.19221567729255" calcext:value-type="float">
            <text:p>1,19221567729255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formula="of:=[.D$6] + [.D$5]*([.D34]-[.D$6]) + [.G35]" office:value-type="float" office:value="12.1550407885187" calcext:value-type="float">
            <text:p>12,1550407885187</text:p>
          </table:table-cell>
          <table:table-cell table:number-columns-repeated="2"/>
          <table:table-cell office:value-type="float" office:value="1.47034825204173" calcext:value-type="float">
            <text:p>1,47034825204173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formula="of:=[.D$6] + [.D$5]*([.D35]-[.D$6]) + [.G36]" office:value-type="float" office:value="13.4017659369546" calcext:value-type="float">
            <text:p>13,4017659369546</text:p>
          </table:table-cell>
          <table:table-cell table:number-columns-repeated="2"/>
          <table:table-cell office:value-type="float" office:value="2.32424554269528" calcext:value-type="float">
            <text:p>2,32424554269528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formula="of:=[.D$6] + [.D$5]*([.D36]-[.D$6]) + [.G37]" office:value-type="float" office:value="8.94022548808332" calcext:value-type="float">
            <text:p>8,94022548808332</text:p>
          </table:table-cell>
          <table:table-cell table:number-columns-repeated="2"/>
          <table:table-cell office:value-type="float" office:value="-2.760657480394" calcext:value-type="float">
            <text:p>-2,76065748039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formula="of:=[.D$6] + [.D$5]*([.D37]-[.D$6]) + [.G38]" office:value-type="float" office:value="9.96146498293773" calcext:value-type="float">
            <text:p>9,96146498293773</text:p>
          </table:table-cell>
          <table:table-cell table:number-columns-repeated="2"/>
          <table:table-cell office:value-type="float" office:value="0.49135223889607" calcext:value-type="float">
            <text:p>0,49135223889607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formula="of:=[.D$6] + [.D$5]*([.D38]-[.D$6]) + [.G39]" office:value-type="float" office:value="13.9424186528156" calcext:value-type="float">
            <text:p>13,9424186528156</text:p>
          </table:table-cell>
          <table:table-cell table:number-columns-repeated="2"/>
          <table:table-cell office:value-type="float" office:value="3.96168616134673" calcext:value-type="float">
            <text:p>3,96168616134673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1" calcext:value-type="float">
            <text:p>31</text:p>
          </table:table-cell>
          <table:table-cell table:formula="of:=[.D$6] + [.D$5]*([.D39]-[.D$6]) + [.G40]" office:value-type="float" office:value="12.6559360550581" calcext:value-type="float">
            <text:p>12,6559360550581</text:p>
          </table:table-cell>
          <table:table-cell table:number-columns-repeated="2"/>
          <table:table-cell office:value-type="float" office:value="0.684726728650276" calcext:value-type="float">
            <text:p>0,684726728650276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2" calcext:value-type="float">
            <text:p>32</text:p>
          </table:table-cell>
          <table:table-cell table:formula="of:=[.D$6] + [.D$5]*([.D40]-[.D$6]) + [.G41]" office:value-type="float" office:value="8.9595756120097" calcext:value-type="float">
            <text:p>8,9595756120097</text:p>
          </table:table-cell>
          <table:table-cell table:number-columns-repeated="2"/>
          <table:table-cell office:value-type="float" office:value="-2.36839241551934" calcext:value-type="float">
            <text:p>-2,3683924155193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3" calcext:value-type="float">
            <text:p>33</text:p>
          </table:table-cell>
          <table:table-cell table:formula="of:=[.D$6] + [.D$5]*([.D41]-[.D$6]) + [.G42]" office:value-type="float" office:value="8.21159294132619" calcext:value-type="float">
            <text:p>8,21159294132619</text:p>
          </table:table-cell>
          <table:table-cell table:number-columns-repeated="2"/>
          <table:table-cell office:value-type="float" office:value="-1.26819486467866" calcext:value-type="float">
            <text:p>-1,26819486467866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4" calcext:value-type="float">
            <text:p>34</text:p>
          </table:table-cell>
          <table:table-cell table:formula="of:=[.D$6] + [.D$5]*([.D42]-[.D$6]) + [.G43]" office:value-type="float" office:value="9.74446411387883" calcext:value-type="float">
            <text:p>9,74446411387883</text:p>
          </table:table-cell>
          <table:table-cell table:number-columns-repeated="2"/>
          <table:table-cell office:value-type="float" office:value="0.63866764321574" calcext:value-type="float">
            <text:p>0,6386676432157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formula="of:=[.D$6] + [.D$5]*([.D43]-[.D$6]) + [.G44]" office:value-type="float" office:value="12.2249675211677" calcext:value-type="float">
            <text:p>12,2249675211677</text:p>
          </table:table-cell>
          <table:table-cell table:number-columns-repeated="2"/>
          <table:table-cell office:value-type="float" office:value="2.35273546422832" calcext:value-type="float">
            <text:p>2,35273546422832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6" calcext:value-type="float">
            <text:p>36</text:p>
          </table:table-cell>
          <table:table-cell table:formula="of:=[.D$6] + [.D$5]*([.D44]-[.D$6]) + [.G45]" office:value-type="float" office:value="10.5762206733143" calcext:value-type="float">
            <text:p>10,5762206733143</text:p>
          </table:table-cell>
          <table:table-cell table:number-columns-repeated="2"/>
          <table:table-cell office:value-type="float" office:value="-0.536263087269617" calcext:value-type="float">
            <text:p>-0,536263087269617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7" calcext:value-type="float">
            <text:p>37</text:p>
          </table:table-cell>
          <table:table-cell table:formula="of:=[.D$6] + [.D$5]*([.D45]-[.D$6]) + [.G46]" office:value-type="float" office:value="10.8072635548496" calcext:value-type="float">
            <text:p>10,8072635548496</text:p>
          </table:table-cell>
          <table:table-cell table:number-columns-repeated="2"/>
          <table:table-cell office:value-type="float" office:value="0.519153218192514" calcext:value-type="float">
            <text:p>0,51915321819251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8" calcext:value-type="float">
            <text:p>38</text:p>
          </table:table-cell>
          <table:table-cell table:formula="of:=[.D$6] + [.D$5]*([.D46]-[.D$6]) + [.G47]" office:value-type="float" office:value="10.2299910489623" calcext:value-type="float">
            <text:p>10,2299910489623</text:p>
          </table:table-cell>
          <table:table-cell table:number-columns-repeated="2"/>
          <table:table-cell office:value-type="float" office:value="-0.173640728462487" calcext:value-type="float">
            <text:p>-0,173640728462487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39" calcext:value-type="float">
            <text:p>39</text:p>
          </table:table-cell>
          <table:table-cell table:formula="of:=[.D$6] + [.D$5]*([.D47]-[.D$6]) + [.G48]" office:value-type="float" office:value="11.1692590454088" calcext:value-type="float">
            <text:p>11,1692590454088</text:p>
          </table:table-cell>
          <table:table-cell table:number-columns-repeated="2"/>
          <table:table-cell office:value-type="float" office:value="1.05426352092763" calcext:value-type="float">
            <text:p>1,05426352092763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formula="of:=[.D$6] + [.D$5]*([.D48]-[.D$6]) + [.G49]" office:value-type="float" office:value="8.60154453759116" calcext:value-type="float">
            <text:p>8,60154453759116</text:p>
          </table:table-cell>
          <table:table-cell table:number-columns-repeated="2"/>
          <table:table-cell office:value-type="float" office:value="-1.98308498511324" calcext:value-type="float">
            <text:p>-1,9830849851132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1" calcext:value-type="float">
            <text:p>41</text:p>
          </table:table-cell>
          <table:table-cell table:formula="of:=[.D$6] + [.D$5]*([.D49]-[.D$6]) + [.G50]" office:value-type="float" office:value="11.4777660718003" calcext:value-type="float">
            <text:p>11,4777660718003</text:p>
          </table:table-cell>
          <table:table-cell table:number-columns-repeated="2"/>
          <table:table-cell office:value-type="float" office:value="2.17699380300473" calcext:value-type="float">
            <text:p>2,17699380300473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2" calcext:value-type="float">
            <text:p>42</text:p>
          </table:table-cell>
          <table:table-cell table:formula="of:=[.D$6] + [.D$5]*([.D50]-[.D$6]) + [.G51]" office:value-type="float" office:value="9.56507553137149" calcext:value-type="float">
            <text:p>9,56507553137149</text:p>
          </table:table-cell>
          <table:table-cell table:number-columns-repeated="2"/>
          <table:table-cell office:value-type="float" office:value="-1.17380750452867" calcext:value-type="float">
            <text:p>-1,17380750452867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3" calcext:value-type="float">
            <text:p>43</text:p>
          </table:table-cell>
          <table:table-cell table:formula="of:=[.D$6] + [.D$5]*([.D51]-[.D$6]) + [.G52]" office:value-type="float" office:value="10.7407722885267" calcext:value-type="float">
            <text:p>10,7407722885267</text:p>
          </table:table-cell>
          <table:table-cell table:number-columns-repeated="2"/>
          <table:table-cell office:value-type="float" office:value="0.95823452284094" calcext:value-type="float">
            <text:p>0,9582345228409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4" calcext:value-type="float">
            <text:p>44</text:p>
          </table:table-cell>
          <table:table-cell table:formula="of:=[.D$6] + [.D$5]*([.D52]-[.D$6]) + [.G53]" office:value-type="float" office:value="9.60510546987704" calcext:value-type="float">
            <text:p>9,60510546987704</text:p>
          </table:table-cell>
          <table:table-cell table:number-columns-repeated="2"/>
          <table:table-cell office:value-type="float" office:value="-0.765280674386304" calcext:value-type="float">
            <text:p>-0,765280674386304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formula="of:=[.D$6] + [.D$5]*([.D53]-[.D$6]) + [.G54]" office:value-type="float" office:value="10.5592796116546" calcext:value-type="float">
            <text:p>10,5592796116546</text:p>
          </table:table-cell>
          <table:table-cell table:number-columns-repeated="2"/>
          <table:table-cell office:value-type="float" office:value="0.75672687671613" calcext:value-type="float">
            <text:p>0,75672687671613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6" calcext:value-type="float">
            <text:p>46</text:p>
          </table:table-cell>
          <table:table-cell table:formula="of:=[.D$6] + [.D$5]*([.D54]-[.D$6]) + [.G55]" office:value-type="float" office:value="10.4115415486887" calcext:value-type="float">
            <text:p>10,4115415486887</text:p>
          </table:table-cell>
          <table:table-cell table:number-columns-repeated="2"/>
          <table:table-cell office:value-type="float" office:value="0.131901742861373" calcext:value-type="float">
            <text:p>0,131901742861373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7" calcext:value-type="float">
            <text:p>47</text:p>
          </table:table-cell>
          <table:table-cell table:formula="of:=[.D$6] + [.D$5]*([.D55]-[.D$6]) + [.G56]" office:value-type="float" office:value="7.71349608549652" calcext:value-type="float">
            <text:p>7,71349608549652</text:p>
          </table:table-cell>
          <table:table-cell table:number-columns-repeated="2"/>
          <table:table-cell office:value-type="float" office:value="-2.49227468884783" calcext:value-type="float">
            <text:p>-2,49227468884783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formula="of:=[.D$6] + [.D$5]*([.D56]-[.D$6]) + [.G57]" office:value-type="float" office:value="9.64347232846562" calcext:value-type="float">
            <text:p>9,64347232846562</text:p>
          </table:table-cell>
          <table:table-cell table:number-columns-repeated="2"/>
          <table:table-cell office:value-type="float" office:value="0.786724285717355" calcext:value-type="float">
            <text:p>0,786724285717355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49" calcext:value-type="float">
            <text:p>49</text:p>
          </table:table-cell>
          <table:table-cell table:formula="of:=[.D$6] + [.D$5]*([.D57]-[.D$6]) + [.G58]" office:value-type="float" office:value="11.8231656574808" calcext:value-type="float">
            <text:p>11,8231656574808</text:p>
          </table:table-cell>
          <table:table-cell table:number-columns-repeated="2"/>
          <table:table-cell office:value-type="float" office:value="2.001429493248" calcext:value-type="float">
            <text:p>2,001429493248</text:p>
          </table:table-cell>
          <table:table-cell table:style-name="Default" table:number-columns-repeated="16377"/>
        </table:table-row>
        <table:table-row table:style-name="ro1"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formula="of:=[.D$6] + [.D$5]*([.D58]-[.D$6]) + [.G59]" office:value-type="float" office:value="9.39411365619982" calcext:value-type="float">
            <text:p>9,39411365619982</text:p>
          </table:table-cell>
          <table:table-cell table:number-columns-repeated="2"/>
          <table:table-cell office:value-type="float" office:value="-1.51746917254059" calcext:value-type="float">
            <text:p>-1,51746917254059</text:p>
          </table:table-cell>
          <table:table-cell table:style-name="Default" table:number-columns-repeated="16377"/>
        </table:table-row>
        <table:table-row table:style-name="ro1" table:number-rows-repeated="1048516">
          <table:table-cell table:number-columns-repeated="7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</table:table>
      <table:table table:name="Feuil1" table:style-name="ta2">
        <office:forms form:automatic-focus="false" form:apply-design-mode="false"/>
        <table:table-column table:style-name="co3" table:default-cell-style-name="ce2"/>
        <table:table-column table:style-name="co4" table:number-columns-repeated="4" table:default-cell-style-name="ce2"/>
        <table:table-column table:style-name="co4" table:number-columns-repeated="16379"/>
        <table:table-row table:style-name="ro1" table:number-rows-repeated="4">
          <table:table-cell table:number-columns-repeated="5"/>
          <table:table-cell table:style-name="ce2" table:number-columns-repeated="16379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Année</text:p>
          </table:table-cell>
          <table:table-cell table:style-name="ce4" office:value-type="string" calcext:value-type="string">
            <text:p>Trimestre</text:p>
          </table:table-cell>
          <table:table-cell table:style-name="ce4" office:value-type="string" calcext:value-type="string">
            <text:p>Vente</text:p>
          </table:table-cell>
          <table:table-cell table:style-name="ce4" table:number-columns-repeated="16379"/>
        </table:table-row>
        <table:table-row table:style-name="ro1">
          <table:table-cell table:number-columns-repeated="2"/>
          <table:table-cell office:value-type="float" office:value="2023" calcext:value-type="float">
            <text:p>2023</text:p>
          </table:table-cell>
          <table:table-cell office:value-type="string" calcext:value-type="string">
            <text:p>T1</text:p>
          </table:table-cell>
          <table:table-cell office:value-type="float" office:value="1248" calcext:value-type="float">
            <text:p>1248</text:p>
          </table:table-cell>
          <table:table-cell table:style-name="ce2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office:value-type="float" office:value="1392" calcext:value-type="float">
            <text:p>1392</text:p>
          </table:table-cell>
          <table:table-cell table:style-name="ce2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office:value-type="float" office:value="1057" calcext:value-type="float">
            <text:p>1057</text:p>
          </table:table-cell>
          <table:table-cell table:style-name="ce2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4</text:p>
          </table:table-cell>
          <table:table-cell office:value-type="float" office:value="3159" calcext:value-type="float">
            <text:p>3159</text:p>
          </table:table-cell>
          <table:table-cell table:style-name="ce2" table:number-columns-repeated="16379"/>
        </table:table-row>
        <table:table-row table:style-name="ro1">
          <table:table-cell table:number-columns-repeated="2"/>
          <table:table-cell office:value-type="float" office:value="2024" calcext:value-type="float">
            <text:p>2024</text:p>
          </table:table-cell>
          <table:table-cell office:value-type="string" calcext:value-type="string">
            <text:p>T1</text:p>
          </table:table-cell>
          <table:table-cell office:value-type="float" office:value="891" calcext:value-type="float">
            <text:p>891</text:p>
          </table:table-cell>
          <table:table-cell table:style-name="ce2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office:value-type="float" office:value="1065" calcext:value-type="float">
            <text:p>1065</text:p>
          </table:table-cell>
          <table:table-cell table:style-name="ce2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office:value-type="float" office:value="1118" calcext:value-type="float">
            <text:p>1118</text:p>
          </table:table-cell>
          <table:table-cell table:style-name="ce2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4</text:p>
          </table:table-cell>
          <table:table-cell office:value-type="float" office:value="2934" calcext:value-type="float">
            <text:p>2934</text:p>
          </table:table-cell>
          <table:table-cell table:style-name="ce2" table:number-columns-repeated="16379"/>
        </table:table-row>
        <table:table-row table:style-name="ro1">
          <table:table-cell table:number-columns-repeated="2"/>
          <table:table-cell office:value-type="float" office:value="2025" calcext:value-type="float">
            <text:p>2025</text:p>
          </table:table-cell>
          <table:table-cell office:value-type="string" calcext:value-type="string">
            <text:p>T1</text:p>
          </table:table-cell>
          <table:table-cell office:value-type="float" office:value="1138" calcext:value-type="float">
            <text:p>1138</text:p>
          </table:table-cell>
          <table:table-cell table:style-name="ce2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office:value-type="float" office:value="1456" calcext:value-type="float">
            <text:p>1456</text:p>
          </table:table-cell>
          <table:table-cell table:style-name="ce2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office:value-type="float" office:value="1224" calcext:value-type="float">
            <text:p>1224</text:p>
          </table:table-cell>
          <table:table-cell table:style-name="ce2"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T4</text:p>
          </table:table-cell>
          <table:table-cell office:value-type="float" office:value="3090" calcext:value-type="float">
            <text:p>3090</text:p>
          </table:table-cell>
          <table:table-cell table:style-name="ce2" table:number-columns-repeated="16379"/>
        </table:table-row>
        <table:table-row table:style-name="ro1" table:number-rows-repeated="1048558">
          <table:table-cell table:number-columns-repeated="5"/>
          <table:table-cell table:style-name="ce2" table:number-columns-repeated="16379"/>
        </table:table-row>
        <table:table-row table:style-name="ro1">
          <table:table-cell table:number-columns-repeated="5"/>
          <table:table-cell table:style-name="ce2" table:number-columns-repeated="16379"/>
        </table:table-row>
      </table:table>
      <table:table table:name="Feuil2" table:style-name="ta3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6"/>
        <table:table-column table:style-name="co5" table:number-columns-repeated="16381"/>
        <table:table-row table:style-name="ro1" table:number-rows-repeated="3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ce5" office:value-type="string" calcext:value-type="string">
            <text:p>Engrais</text:p>
          </table:table-cell>
          <table:table-cell table:style-name="ce5" office:value-type="string" calcext:value-type="string">
            <text:p>Rendement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style-name="Default" table:number-columns-repeated="16381"/>
        </table:table-row>
      </table:table>
      <table:table table:name="Feuil3" table:style-name="ta4">
        <office:forms form:automatic-focus="false" form:apply-design-mode="false"/>
        <table:shapes>
          <draw:frame draw:z-index="0" draw:style-name="gr2" draw:text-style-name="P2" svg:width="15.999cm" svg:height="8.999cm" svg:x="12.99cm" svg:y="1.382cm">
            <draw:object draw:notify-on-update-of-ranges="Feuil3.B4:Feuil3.B4 Feuil3.B5:Feuil3.B16 Feuil3.C4:Feuil3.C4 Feuil3.C5:Feuil3.C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5" table:number-columns-repeated="2" table:default-cell-style-name="ce7"/>
        <table:table-column table:style-name="co5" table:number-columns-repeated="16378"/>
        <table:table-row table:style-name="ro1">
          <table:table-cell table:number-columns-repeated="6"/>
          <table:table-cell table:style-name="ce7" table:number-columns-repeated="16378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style-name="ce7" table:number-columns-repeated="16378"/>
        </table:table-row>
        <table:table-row table:style-name="ro1">
          <table:table-cell table:number-columns-repeated="6"/>
          <table:table-cell table:style-name="ce7" table:number-columns-repeated="16378"/>
        </table:table-row>
        <table:table-row table:style-name="ro2">
          <table:table-cell/>
          <table:table-cell table:style-name="ce5" office:value-type="string" calcext:value-type="string">
            <text:p>Revenu</text:p>
          </table:table-cell>
          <table:table-cell table:style-name="ce5" office:value-type="string" calcext:value-type="string">
            <text:p>Conso. / Ventes</text:p>
          </table:table-cell>
          <table:table-cell office:value-type="string" calcext:value-type="string">
            <text:p>Y Prev </text:p>
            <text:p>Lineaire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1000" calcext:value-type="float">
            <text:p>1 000</text:p>
          </table:table-cell>
          <table:table-cell table:style-name="ce8" office:value-type="float" office:value="50" calcext:value-type="float">
            <text:p>50</text:p>
          </table:table-cell>
          <table:table-cell table:formula="of:=[.B$27] * [.B5] + [.C$27]" office:value-type="float" office:value="54.9761904761905" calcext:value-type="float">
            <text:p>54,9761904761905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2000" calcext:value-type="float">
            <text:p>2 000</text:p>
          </table:table-cell>
          <table:table-cell table:style-name="ce8" office:value-type="float" office:value="56" calcext:value-type="float">
            <text:p>56</text:p>
          </table:table-cell>
          <table:table-cell table:formula="of:=[.B$27] * [.B6] + [.C$27]" office:value-type="float" office:value="57.9603174603175" calcext:value-type="float">
            <text:p>57,9603174603175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5000" calcext:value-type="float">
            <text:p>5 000</text:p>
          </table:table-cell>
          <table:table-cell table:style-name="ce8" office:value-type="float" office:value="68" calcext:value-type="float">
            <text:p>68</text:p>
          </table:table-cell>
          <table:table-cell table:formula="of:=[.B$27] * [.B7] + [.C$27]" office:value-type="float" office:value="66.9126984126984" calcext:value-type="float">
            <text:p>66,9126984126984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6000" calcext:value-type="float">
            <text:p>6 000</text:p>
          </table:table-cell>
          <table:table-cell table:style-name="ce8" office:value-type="float" office:value="71" calcext:value-type="float">
            <text:p>71</text:p>
          </table:table-cell>
          <table:table-cell table:formula="of:=[.B$27] * [.B8] + [.C$27]" office:value-type="float" office:value="69.8968253968254" calcext:value-type="float">
            <text:p>69,8968253968254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6000" calcext:value-type="float">
            <text:p>6 000</text:p>
          </table:table-cell>
          <table:table-cell table:style-name="ce8" office:value-type="float" office:value="60" calcext:value-type="float">
            <text:p>60</text:p>
          </table:table-cell>
          <table:table-cell table:formula="of:=[.B$27] * [.B9] + [.C$27]" office:value-type="float" office:value="69.8968253968254" calcext:value-type="float">
            <text:p>69,8968253968254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9000" calcext:value-type="float">
            <text:p>9 000</text:p>
          </table:table-cell>
          <table:table-cell table:style-name="ce8" office:value-type="float" office:value="100" calcext:value-type="float">
            <text:p>100</text:p>
          </table:table-cell>
          <table:table-cell table:formula="of:=[.B$27] * [.B10] + [.C$27]" office:value-type="float" office:value="78.8492063492063" calcext:value-type="float">
            <text:p>78,8492063492063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13000" calcext:value-type="float">
            <text:p>13 000</text:p>
          </table:table-cell>
          <table:table-cell table:style-name="ce8" office:value-type="float" office:value="96" calcext:value-type="float">
            <text:p>96</text:p>
          </table:table-cell>
          <table:table-cell table:formula="of:=[.B$27] * [.B11] + [.C$27]" office:value-type="float" office:value="90.7857142857143" calcext:value-type="float">
            <text:p>90,7857142857143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14000" calcext:value-type="float">
            <text:p>14 000</text:p>
          </table:table-cell>
          <table:table-cell table:style-name="ce8" office:value-type="float" office:value="95" calcext:value-type="float">
            <text:p>95</text:p>
          </table:table-cell>
          <table:table-cell table:formula="of:=[.B$27] * [.B12] + [.C$27]" office:value-type="float" office:value="93.7698412698413" calcext:value-type="float">
            <text:p>93,7698412698413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15000" calcext:value-type="float">
            <text:p>15 000</text:p>
          </table:table-cell>
          <table:table-cell table:style-name="ce8" office:value-type="float" office:value="98" calcext:value-type="float">
            <text:p>98</text:p>
          </table:table-cell>
          <table:table-cell table:formula="of:=[.B$27] * [.B13] + [.C$27]" office:value-type="float" office:value="96.7539682539683" calcext:value-type="float">
            <text:p>96,7539682539683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15000" calcext:value-type="float">
            <text:p>15 000</text:p>
          </table:table-cell>
          <table:table-cell table:style-name="ce8" office:value-type="float" office:value="94" calcext:value-type="float">
            <text:p>94</text:p>
          </table:table-cell>
          <table:table-cell table:formula="of:=[.B$27] * [.B14] + [.C$27]" office:value-type="float" office:value="96.7539682539683" calcext:value-type="float">
            <text:p>96,7539682539683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16000" calcext:value-type="float">
            <text:p>16 000</text:p>
          </table:table-cell>
          <table:table-cell table:style-name="ce8" office:value-type="float" office:value="95" calcext:value-type="float">
            <text:p>95</text:p>
          </table:table-cell>
          <table:table-cell table:formula="of:=[.B$27] * [.B15] + [.C$27]" office:value-type="float" office:value="99.7380952380952" calcext:value-type="float">
            <text:p>99,7380952380952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table:style-name="ce8" office:value-type="float" office:value="18000" calcext:value-type="float">
            <text:p>18 000</text:p>
          </table:table-cell>
          <table:table-cell table:style-name="ce8" office:value-type="float" office:value="99" calcext:value-type="float">
            <text:p>99</text:p>
          </table:table-cell>
          <table:table-cell table:formula="of:=[.B$27] * [.B16] + [.C$27]" office:value-type="float" office:value="105.706349206349" calcext:value-type="float">
            <text:p>105,706349206349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 office:value-type="string" calcext:value-type="string">
            <text:p>Prévision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[.B$27] * [.B17] + [.C$27]" office:value-type="float" office:value="126.595238095238" calcext:value-type="float">
            <text:p>126,595238095238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office:value-type="string" calcext:value-type="string">
            <text:p>Y = ax + b</text:p>
          </table:table-cell>
          <table:table-cell table:number-columns-repeated="4"/>
          <table:table-cell table:style-name="ce7" table:number-columns-repeated="16378"/>
        </table:table-row>
        <table:table-row table:style-name="ro1">
          <table:table-cell table:number-columns-repeated="6"/>
          <table:table-cell table:style-name="ce7" table:number-columns-repeated="16378"/>
        </table:table-row>
        <table:table-row table:style-name="ro1">
          <table:table-cell office:value-type="string" calcext:value-type="string">
            <text:p>coeff directeur / pente</text:p>
          </table:table-cell>
          <table:table-cell office:value-type="string" calcext:value-type="string">
            <text:p>a</text:p>
          </table:table-cell>
          <table:table-cell table:formula="of:=SLOPE([.C5:.C16];[.B5:.B16])" office:value-type="float" office:value="0.00298412698412698" calcext:value-type="float">
            <text:p>0,00298412698412698</text:p>
          </table:table-cell>
          <table:table-cell table:style-name="Default"/>
          <table:table-cell table:number-columns-repeated="2"/>
          <table:table-cell table:style-name="ce7" table:number-columns-repeated="16378"/>
        </table:table-row>
        <table:table-row table:style-name="ro1">
          <table:table-cell office:value-type="string" calcext:value-type="string">
            <text:p>ordonnée à l’origine</text:p>
          </table:table-cell>
          <table:table-cell office:value-type="string" calcext:value-type="string">
            <text:p>b</text:p>
          </table:table-cell>
          <table:table-cell table:formula="of:=INTERCEPT([.C5:.C16];[.B5:.B16])" office:value-type="float" office:value="51.9920634920635" calcext:value-type="float">
            <text:p>51,9920634920635</text:p>
          </table:table-cell>
          <table:table-cell table:style-name="Default"/>
          <table:table-cell table:number-columns-repeated="2"/>
          <table:table-cell table:style-name="ce7" table:number-columns-repeated="16378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7" table:number-columns-repeated="16378"/>
        </table:table-row>
        <table:table-row table:style-name="ro1">
          <table:table-cell/>
          <table:table-cell office:value-type="string" calcext:value-type="string">
            <text:p>Corrélation</text:p>
          </table:table-cell>
          <table:table-cell table:formula="of:=CORREL([.C5:.C16];[.B5:.B16])" office:value-type="float" office:value="0.91192858586659" calcext:value-type="float">
            <text:p>0,91192858586659</text:p>
          </table:table-cell>
          <table:table-cell table:style-name="Default"/>
          <table:table-cell table:number-columns-repeated="2"/>
          <table:table-cell table:style-name="ce7" table:number-columns-repeated="16378"/>
        </table:table-row>
        <table:table-row table:style-name="ro1">
          <table:table-cell office:value-type="string" calcext:value-type="string">
            <text:p>(= corrélation²)</text:p>
          </table:table-cell>
          <table:table-cell office:value-type="string" calcext:value-type="string">
            <text:p>R²</text:p>
          </table:table-cell>
          <table:table-cell table:formula="of:=RSQ([.C5:.C16];[.B5:.B16])" office:value-type="float" office:value="0.831613745720639" calcext:value-type="float">
            <text:p>0,831613745720639</text:p>
          </table:table-cell>
          <table:table-cell table:style-name="Default"/>
          <table:table-cell table:number-columns-repeated="2"/>
          <table:table-cell table:style-name="ce7" table:number-columns-repeated="16378"/>
        </table:table-row>
        <table:table-row table:style-name="ro1">
          <table:table-cell table:number-columns-repeated="6"/>
          <table:table-cell table:style-name="ce7" table:number-columns-repeated="1637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7" table:number-columns-repeated="16378"/>
        </table:table-row>
        <table:table-row table:style-name="ro1">
          <table:table-cell/>
          <table:table-cell table:style-name="ce9" table:number-matrix-columns-spanned="2" table:number-matrix-rows-spanned="5" table:formula="of:=LINEST([.C5:.C16];[.B5:.B16];1;1)" office:value-type="float" office:value="0.00298412698412698" calcext:value-type="float">
            <text:p>0,00298412698412698</text:p>
          </table:table-cell>
          <table:table-cell table:style-name="ce9" office:value-type="float" office:value="51.9920634920635" calcext:value-type="float">
            <text:p>51,9920634920635</text:p>
          </table:table-cell>
          <table:table-cell table:number-columns-repeated="3"/>
          <table:table-cell table:style-name="ce7" table:number-columns-repeated="16378"/>
        </table:table-row>
        <table:table-row table:style-name="ro1">
          <table:table-cell/>
          <table:table-cell office:value-type="float" office:value="0.000424629134349579" calcext:value-type="float">
            <text:p>0,000424629134349579</text:p>
          </table:table-cell>
          <table:table-cell office:value-type="float" office:value="4.86936875566117" calcext:value-type="float">
            <text:p>4,86936875566117</text:p>
          </table:table-cell>
          <table:table-cell table:number-columns-repeated="3"/>
          <table:table-cell table:style-name="ce7" table:number-columns-repeated="16378"/>
        </table:table-row>
        <table:table-row table:style-name="ro1">
          <table:table-cell office:value-type="string" calcext:value-type="string">
            <text:p>R²</text:p>
          </table:table-cell>
          <table:table-cell office:value-type="float" office:value="0.831613745720639" calcext:value-type="float">
            <text:p>0,831613745720639</text:p>
          </table:table-cell>
          <table:table-cell office:value-type="float" office:value="8.25573393812706" calcext:value-type="float">
            <text:p>8,25573393812706</text:p>
          </table:table-cell>
          <table:table-cell table:number-columns-repeated="3"/>
          <table:table-cell table:style-name="ce7" table:number-columns-repeated="1637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9.3872703137008" calcext:value-type="float">
            <text:p>49,38727031370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7" table:number-columns-repeated="16378"/>
        </table:table-row>
        <table:table-row table:style-name="ro1">
          <table:table-cell/>
          <table:table-cell office:value-type="float" office:value="3366.09523809524" calcext:value-type="float">
            <text:p>3366,09523809524</text:p>
          </table:table-cell>
          <table:table-cell office:value-type="float" office:value="681.571428571429" calcext:value-type="float">
            <text:p>681,571428571429</text:p>
          </table:table-cell>
          <table:table-cell office:value-type="string" calcext:value-type="string">
            <text:p>Somme E²</text:p>
          </table:table-cell>
          <table:table-cell table:number-columns-repeated="2"/>
          <table:table-cell table:style-name="ce7" table:number-columns-repeated="16378"/>
        </table:table-row>
        <table:table-row table:style-name="ro1">
          <table:table-cell table:number-columns-repeated="6"/>
          <table:table-cell table:style-name="ce7" table:number-columns-repeated="16378"/>
        </table:table-row>
        <table:table-row table:style-name="ro1">
          <table:table-cell office:value-type="string" calcext:value-type="string">
            <text:p>t</text:p>
          </table:table-cell>
          <table:table-cell table:formula="of:=[.B27]/[.B28]" office:value-type="float" office:value="7.02760772337933" calcext:value-type="float">
            <text:p>7,02760772337933</text:p>
          </table:table-cell>
          <table:table-cell table:formula="of:=[.C27]/[.C28]" office:value-type="float" office:value="10.6773723866399" calcext:value-type="float">
            <text:p>10,6773723866399</text:p>
          </table:table-cell>
          <table:table-cell table:number-columns-repeated="3"/>
          <table:table-cell table:style-name="ce7" table:number-columns-repeated="16378"/>
        </table:table-row>
        <table:table-row table:style-name="ro1" table:number-rows-repeated="1048542">
          <table:table-cell table:number-columns-repeated="6"/>
          <table:table-cell table:style-name="ce7" table:number-columns-repeated="16378"/>
        </table:table-row>
        <table:table-row table:style-name="ro1">
          <table:table-cell table:number-columns-repeated="6"/>
          <table:table-cell table:style-name="ce7" table:number-columns-repeated="16378"/>
        </table:table-row>
      </table:table>
      <table:table table:name="Feuil4" table:style-name="ta5">
        <table:table-column table:style-name="co5" table:default-cell-style-name="Default"/>
        <table:table-column table:style-name="co5" table:default-cell-style-name="ce2"/>
        <table:table-column table:style-name="co5" table:number-columns-repeated="2" table:default-cell-style-name="ce12"/>
        <table:table-column table:style-name="co5" table:number-columns-repeated="16380"/>
        <table:table-row table:style-name="ro1" table:number-rows-repeated="3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ce1" office:value-type="string" calcext:value-type="string">
            <text:p>Prévision de la demande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ce2" table:number-columns-repeated="2"/>
          <table:table-cell table:style-name="Default" table:number-columns-repeated="16380"/>
        </table:table-row>
        <table:table-row table:style-name="ro1">
          <table:table-cell/>
          <table:table-cell table:style-name="ce10" office:value-type="string" calcext:value-type="string">
            <text:p>année</text:p>
          </table:table-cell>
          <table:table-cell table:style-name="ce11" office:value-type="string" calcext:value-type="string">
            <text:p>Prix</text:p>
          </table:table-cell>
          <table:table-cell table:style-name="ce13" office:value-type="string" calcext:value-type="string">
            <text:p>Quantité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formula="of:=[.B7]-199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table:formula="of:=[.B8]-1993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table:formula="of:=[.B9]-1993"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table:formula="of:=[.B10]-1993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table:formula="of:=[.B11]-1993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table:formula="of:=[.B12]-1993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table:formula="of:=[.B13]-1993"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80"/>
        </table:table-row>
      </table:table>
      <table:table table:name="Feuil5" table:style-name="ta6">
        <table:table-column table:style-name="co5" table:default-cell-style-name="Default"/>
        <table:table-column table:style-name="co5" table:number-columns-repeated="2" table:default-cell-style-name="ce2"/>
        <table:table-column table:style-name="co5" table:number-columns-repeated="16381"/>
        <table:table-row table:style-name="ro1" table:number-rows-repeated="3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ce1" office:value-type="string" calcext:value-type="string">
            <text:p>Prévision</text:p>
          </table:table-cell>
          <table:table-cell table:style-name="Default" table:number-columns-repeated="16382"/>
        </table:table-row>
        <table:table-row table:style-name="ro1">
          <table:table-cell table:number-columns-repeated="2"/>
          <table:table-cell table:style-name="Default" table:number-columns-repeated="16382"/>
        </table:table-row>
        <table:table-row table:style-name="ro1">
          <table:table-cell/>
          <table:table-cell table:style-name="ce10" office:value-type="string" calcext:value-type="string">
            <text:p>année</text:p>
          </table:table-cell>
          <table:table-cell table:style-name="ce10" office:value-type="string" calcext:value-type="string">
            <text:p>CA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21" calcext:value-type="float">
            <text:p>21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81"/>
        </table:table-row>
      </table:table>
      <table:table table:name="Feuil6" table:style-name="ta7">
        <table:table-column table:style-name="co5" table:default-cell-style-name="Default"/>
        <table:table-column table:style-name="co5" table:default-cell-style-name="ce1"/>
        <table:table-column table:style-name="co5" table:default-cell-style-name="ce16"/>
        <table:table-column table:style-name="co5" table:default-cell-style-name="ce18"/>
        <table:table-column table:style-name="co5" table:number-columns-repeated="16380"/>
        <table:table-row table:style-name="ro1" table:number-rows-repeated="3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ce3" office:value-type="string" calcext:value-type="string">
            <text:p>Prévision saisonnière</text:p>
          </table:table-cell>
          <table:table-cell table:style-name="Default" table:number-columns-repeated="16382"/>
        </table:table-row>
        <table:table-row table:style-name="ro1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ce14" office:value-type="string" calcext:value-type="string">
            <text:p>Année</text:p>
          </table:table-cell>
          <table:table-cell table:style-name="ce14" office:value-type="string" calcext:value-type="string">
            <text:p>Trimestre</text:p>
          </table:table-cell>
          <table:table-cell table:style-name="ce17" office:value-type="string" calcext:value-type="string">
            <text:p>Ventes</text:p>
          </table:table-cell>
          <table:table-cell table:style-name="Default" table:number-columns-repeated="16380"/>
        </table:table-row>
        <table:table-row table:style-name="ro1">
          <table:table-cell/>
          <table:table-cell table:style-name="ce15" office:value-type="float" office:value="2022" calcext:value-type="float">
            <text:p>2022 </text:p>
          </table:table-cell>
          <table:table-cell office:value-type="string" calcext:value-type="string">
            <text:p>T1</text:p>
          </table:table-cell>
          <table:table-cell office:value-type="float" office:value="1248" calcext:value-type="float">
            <text:p>1 248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1392" calcext:value-type="float">
            <text:p>1 392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office:value-type="float" office:value="1056" calcext:value-type="float">
            <text:p>1 056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office:value-type="float" office:value="3159" calcext:value-type="float">
            <text:p>3 159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string" calcext:value-type="string">
            <text:p>T1</text:p>
          </table:table-cell>
          <table:table-cell office:value-type="float" office:value="890" calcext:value-type="float">
            <text:p>890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1065" calcext:value-type="float">
            <text:p>1 065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office:value-type="float" office:value="1117" calcext:value-type="float">
            <text:p>1 117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office:value-type="float" office:value="2934" calcext:value-type="float">
            <text:p>2 934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T1</text:p>
          </table:table-cell>
          <table:table-cell office:value-type="float" office:value="1138" calcext:value-type="float">
            <text:p>1 138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1456" calcext:value-type="float">
            <text:p>1 456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office:value-type="float" office:value="1224" calcext:value-type="float">
            <text:p>1 224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office:value-type="float" office:value="3090" calcext:value-type="float">
            <text:p>3 090</text:p>
          </table:table-cell>
          <table:table-cell table:style-name="Default" table:number-columns-repeated="16380"/>
        </table:table-row>
      </table:table>
      <table:table table:name="Feuil7" table:style-name="ta8">
        <table:table-column table:style-name="co5" table:default-cell-style-name="Default"/>
        <table:table-column table:style-name="co5" table:number-columns-repeated="3" table:default-cell-style-name="ce2"/>
        <table:table-column table:style-name="co5" table:number-columns-repeated="16380"/>
        <table:table-row table:style-name="ro1" table:number-rows-repeated="2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ce19" office:value-type="string" calcext:value-type="string">
            <text:p>Prévision</text:p>
          </table:table-cell>
          <table:table-cell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Montant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T1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office:value-type="string" calcext:value-type="string">
            <text:p>T1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80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string" calcext:value-type="string">
            <text:p>T1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80"/>
        </table:table-row>
      </table:table>
      <table:table table:name="Feuil8" table:style-name="ta9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2"/>
        <table:table-column table:style-name="co5" table:number-columns-repeated="16381"/>
        <table:table-row table:style-name="ro1" table:number-rows-repeated="2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ce3" office:value-type="string" calcext:value-type="string">
            <text:p>Vente hebdomadaire</text:p>
          </table:table-cell>
          <table:table-cell table:style-name="Default" table:number-columns-repeated="16382"/>
        </table:table-row>
        <table:table-row table:style-name="ro1" table:number-rows-repeated="3">
          <table:table-cell/>
          <table:table-cell table:style-name="Default" table:number-columns-repeated="16383"/>
        </table:table-row>
        <table:table-row table:style-name="ro1">
          <table:table-cell/>
          <table:table-cell table:style-name="ce10" office:value-type="string" calcext:value-type="string">
            <text:p>Semaine</text:p>
          </table:table-cell>
          <table:table-cell table:style-name="ce10" office:value-type="string" calcext:value-type="string">
            <text:p>Vente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5" calcext:value-type="float">
            <text:p>275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15" calcext:value-type="float">
            <text:p>315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5" calcext:value-type="float">
            <text:p>395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34" calcext:value-type="float">
            <text:p>434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73" calcext:value-type="float">
            <text:p>473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10" calcext:value-type="float">
            <text:p>510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44" calcext:value-type="float">
            <text:p>544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77" calcext:value-type="float">
            <text:p>577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07" calcext:value-type="float">
            <text:p>607</text:p>
          </table:table-cell>
          <table:table-cell table:style-name="Default" table:number-columns-repeated="1638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33" calcext:value-type="float">
            <text:p>633</text:p>
          </table:table-cell>
          <table:table-cell table:style-name="Default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number number:decimal-places="0" number:min-decimal-places="0" number:min-integer-digits="1"/>
      <number:text loext:blank-width-char=" "> </number:text>
    </number:number-style>
    <number:number-style style:name="N136">
      <number:text>-</number:text>
      <number:number number:decimal-places="0" number:min-decimal-places="0" number:min-integer-digits="1"/>
      <number:text> </number:text>
      <style:map style:condition="value()&gt;=0" style:apply-style-name="N136P0"/>
    </number:number-style>
    <number:number-style style:name="N137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" style:display-name="Excel Built-in Comma" style:family="table-cell" style:parent-style-name="Default" style:data-style-name="N130"/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7" style:display-name="PageStyle_Feuil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4" style:display-name="PageStyle_Feuil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6" style:display-name="PageStyle_Feuil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8" style:display-name="PageStyle_Feuil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5" style:display-name="PageStyle_Feuil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ascal bernard</meta:initial-creator>
    <meta:creation-date>2015-06-05T18:17:20</meta:creation-date>
    <dc:date>2026-01-28T11:19:13.500489792</dc:date>
    <meta:generator>LibreOffice/25.8.4.2$Linux_X86_64 LibreOffice_project/580$Build-2</meta:generator>
    <meta:editing-duration>PT1H35M47S</meta:editing-duration>
    <meta:editing-cycles>6</meta:editing-cycles>
    <meta:document-statistic meta:table-count="9" meta:cell-count="431" meta:object-count="2"/>
    <meta:user-defined meta:name="AppVersion">16.0300</meta:user-defined>
    <meta:user-defined meta:name="ContentTypeId">0x010100683192A07DD7784F8B5B6F2AF250FBC8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5b9bd5" svg:stroke-linecap="round" draw:fill-color="#5b9bd5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  <style:style style:name="T1" style:family="text">
      <style:text-properties fo:color="#595959" style:text-position="0% 100%" fo:font-family="Calibri" fo:font-size="14pt" style:font-size-asian="14pt" style:font-size-complex="14pt"/>
    </style:style>
  </office:automatic-styles>
  <office:body>
    <office:chart>
      <chart:chart svg:width="24.412cm" svg:height="11.893cm" xlink:href=".." xlink:type="simple" chart:class="chart:scatter" chart:style-name="ch1">
        <chart:title svg:x="11.555cm" svg:y="0.373cm" chart:style-name="ch2">
          <text:p><text:span text:style-name="T1">AR(1)</text:span></text:p>
        </chart:title>
        <chart:plot-area chart:style-name="ch3" svg:x="0.488cm" svg:y="1.409cm" svg:width="23.436cm" svg:height="10.247cm">
          <chart:coordinate-region svg:x="0.911cm" svg:y="1.569cm" svg:width="22.85cm" svg:height="9.66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10:Sheet1.D59" chart:label-cell-address="Sheet1.D9:Sheet1.D9" chart:class="chart:scatter">
            <chart:domain table:cell-range-address="Sheet1.C10:Sheet1.C59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AR(1)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10:Sheet1.C59</svg:desc>
                </draw:g>
              </table:table-cell>
              <table:table-cell office:value-type="float" office:value="10">
                <text:p>10</text:p>
                <draw:g>
                  <svg:desc>Sheet1.D10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.17260993242962">
                <text:p>9.17260993242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563286448596">
                <text:p>10.5632864485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5204182091111">
                <text:p>11.520418209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6753464276699">
                <text:p>10.67534642766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9747310514285">
                <text:p>10.97473105142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9452155685067">
                <text:p>9.79452155685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36593693455689">
                <text:p>7.36593693455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6860819000658">
                <text:p>6.6860819000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99909881911708">
                <text:p>6.99909881911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36442578171614">
                <text:p>8.36442578171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1759496454953">
                <text:p>13.1759496454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3962055911421">
                <text:p>11.3962055911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3229924934506">
                <text:p>15.3229924934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24168702869487">
                <text:p>9.24168702869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7790577322142">
                <text:p>10.7790577322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0537343272655">
                <text:p>10.05373432726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8257430918489">
                <text:p>11.82574309184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1571314709597">
                <text:p>10.1571314709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6732057371928">
                <text:p>9.567320573719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5914234587658">
                <text:p>10.5914234587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58150669088193">
                <text:p>7.58150669088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80352719852736">
                <text:p>8.803527198527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3543387913228">
                <text:p>10.3543387913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369385072954">
                <text:p>11.3693850729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1550407885187">
                <text:p>12.1550407885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4017659369546">
                <text:p>13.40176593695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94022548808332">
                <text:p>8.940225488083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96146498293773">
                <text:p>9.96146498293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.9424186528156">
                <text:p>13.9424186528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6559360550581">
                <text:p>12.6559360550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9595756120097">
                <text:p>8.95957561200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21159294132619">
                <text:p>8.211592941326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74446411387883">
                <text:p>9.744464113878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.2249675211677">
                <text:p>12.22496752116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.5762206733143">
                <text:p>10.5762206733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8072635548496">
                <text:p>10.8072635548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2299910489623">
                <text:p>10.22999104896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1692590454088">
                <text:p>11.1692590454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60154453759116">
                <text:p>8.60154453759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.4777660718003">
                <text:p>11.47776607180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.56507553137149">
                <text:p>9.56507553137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7407722885267">
                <text:p>10.74077228852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.60510546987704">
                <text:p>9.60510546987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5592796116546">
                <text:p>10.5592796116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4115415486887">
                <text:p>10.4115415486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71349608549652">
                <text:p>7.713496085496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.64347232846562">
                <text:p>9.643472328465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.8231656574808">
                <text:p>11.82316565748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39411365619982">
                <text:p>9.39411365619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3">
      <number:number number:decimal-places="0" number:min-decimal-places="0" number:min-integer-digits="1" number:grouping="true"/>
    </number:number-style>
    <number:number-style style:name="N137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none" svg:stroke-color="#004586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137"/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cm" svg:y="3.703cm" style:legend-expansion="high" chart:style-name="ch2"/>
        <chart:plot-area chart:style-name="ch3" svg:x="0.32cm" svg:y="0.18cm" svg:width="10.02cm" svg:height="8.64cm">
          <chart:coordinate-region svg:x="1.145cm" svg:y="0.379cm" svg:width="9.054cm" svg:height="7.1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3.C5:Feuil3.C16" chart:label-cell-address="Feuil3.C4:Feuil3.C4" chart:class="chart:scatter">
            <chart:domain table:cell-range-address="Feuil3.B5:Feuil3.B16"/>
            <chart:regression-curve chart:style-name="ch7">
              <chart:equation chart:display-equation="false" chart:display-r-square="true" svg:x="1.597cm" svg:y="0.759cm"/>
            </chart:regression-curve>
            <chart:regression-curve chart:style-name="ch8">
              <chart:equation chart:display-equation="true" chart:display-r-square="false" svg:x="1.484cm" svg:y="0.12cm" chart:style-name="ch9"/>
            </chart:regression-curve>
            <chart:data-point chart:repeated="7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nso. / Ventes</text:p>
                <draw:g>
                  <svg:desc>Feuil3.C4:Feuil3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3.B5:Feuil3.B16</svg:desc>
                </draw:g>
              </table:table-cell>
              <table:table-cell office:value-type="float" office:value="50">
                <text:p>50</text:p>
                <draw:g>
                  <svg:desc>Feuil3.C5:Feuil3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">
                <text:p>13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0">
                <text:p>14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0">
                <text:p>1500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0">
                <text:p>150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00">
                <text:p>160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00">
                <text:p>18000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